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14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cal Seq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 Size (MB)</text:p>
          </table:table-cell>
          <table:table-cell office:value-type="string">
            <text:p>Cycles</text:p>
          </table:table-cell>
          <table:table-cell office:value-type="string">
            <text:p>Time (ms/blk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15949">
            <text:p>715949</text:p>
          </table:table-cell>
          <table:table-cell table:formula="of:=[.B2]*(1/(3.3*10^9)) * 10^3" office:value-type="float" office:value="0.216954242424242">
            <text:p>0.21695424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7973">
            <text:p>737973</text:p>
          </table:table-cell>
          <table:table-cell table:formula="of:=[.B3]*(1/(3.3*10^9)) * 10^3" office:value-type="float" office:value="0.223628181818182">
            <text:p>0.22362818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6435">
            <text:p>686435</text:p>
          </table:table-cell>
          <table:table-cell table:formula="of:=[.B4]*(1/(3.3*10^9)) * 10^3" office:value-type="float" office:value="0.208010606060606">
            <text:p>0.20801060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0124">
            <text:p>650124</text:p>
          </table:table-cell>
          <table:table-cell table:formula="of:=[.B5]*(1/(3.3*10^9)) * 10^3" office:value-type="float" office:value="0.197007272727273">
            <text:p>0.197007272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9589">
            <text:p>659589</text:p>
          </table:table-cell>
          <table:table-cell table:formula="of:=[.B6]*(1/(3.3*10^9)) * 10^3" office:value-type="float" office:value="0.199875454545455">
            <text:p>0.199875454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44399">
            <text:p>744399</text:p>
          </table:table-cell>
          <table:table-cell table:formula="of:=[.B7]*(1/(3.3*10^9)) * 10^3" office:value-type="float" office:value="0.225575454545455">
            <text:p>0.225575454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27539">
            <text:p>627539</text:p>
          </table:table-cell>
          <table:table-cell table:formula="of:=[.B8]*(1/(3.3*10^9)) * 10^3" office:value-type="float" office:value="0.190163333333333">
            <text:p>0.190163333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64961">
            <text:p>664961</text:p>
          </table:table-cell>
          <table:table-cell table:formula="of:=[.B9]*(1/(3.3*10^9)) * 10^3" office:value-type="float" office:value="0.201503333333333">
            <text:p>0.2015033333</text:p>
          </table:table-cell>
        </table:table-row>
      </table:table>
      <table:table table:name="Local Random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 Size (MB)</text:p>
          </table:table-cell>
          <table:table-cell office:value-type="string">
            <text:p>Cycles</text:p>
          </table:table-cell>
          <table:table-cell office:value-type="string">
            <text:p>Time (ms/blk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97867">
            <text:p>1897867</text:p>
          </table:table-cell>
          <table:table-cell table:formula="of:=[.B2]*(1/(3.3*10^9)) * 10^3" office:value-type="float" office:value="0.575111212121212">
            <text:p>0.57511121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47006">
            <text:p>3547006</text:p>
          </table:table-cell>
          <table:table-cell table:formula="of:=[.B3]*(1/(3.3*10^9)) * 10^3" office:value-type="float" office:value="1.0748503030303">
            <text:p>1.0748503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27305">
            <text:p>5327305</text:p>
          </table:table-cell>
          <table:table-cell table:formula="of:=[.B4]*(1/(3.3*10^9)) * 10^3" office:value-type="float" office:value="1.61433484848485">
            <text:p>1.614334848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014918">
            <text:p>11014918</text:p>
          </table:table-cell>
          <table:table-cell table:formula="of:=[.B5]*(1/(3.3*10^9)) * 10^3" office:value-type="float" office:value="3.33785393939394">
            <text:p>3.33785393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781849">
            <text:p>13781849</text:p>
          </table:table-cell>
          <table:table-cell table:formula="of:=[.B6]*(1/(3.3*10^9)) * 10^3" office:value-type="float" office:value="4.17631787878788">
            <text:p>4.176317878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541109">
            <text:p>17541109</text:p>
          </table:table-cell>
          <table:table-cell table:formula="of:=[.B7]*(1/(3.3*10^9)) * 10^3" office:value-type="float" office:value="5.31548757575758">
            <text:p>5.315487575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9209508">
            <text:p>19209508</text:p>
          </table:table-cell>
          <table:table-cell table:formula="of:=[.B8]*(1/(3.3*10^9)) * 10^3" office:value-type="float" office:value="5.82106303030303">
            <text:p>5.821063030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319928">
            <text:p>20319928</text:p>
          </table:table-cell>
          <table:table-cell table:formula="of:=[.B9]*(1/(3.3*10^9)) * 10^3" office:value-type="float" office:value="6.15755393939394">
            <text:p>6.1575539394</text:p>
          </table:table-cell>
        </table:table-row>
      </table:table>
      <table:table table:name="Remote Seq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 Size (MB)</text:p>
          </table:table-cell>
          <table:table-cell office:value-type="string">
            <text:p>Cycles</text:p>
          </table:table-cell>
          <table:table-cell office:value-type="string">
            <text:p>Time (ms/blk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939607">
            <text:p>7939607</text:p>
          </table:table-cell>
          <table:table-cell table:formula="of:=[.B2]*(1/(3.3*10^9)) * 10^3" office:value-type="float" office:value="2.40594151515151">
            <text:p>2.40594151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864310">
            <text:p>13864310</text:p>
          </table:table-cell>
          <table:table-cell table:formula="of:=[.B3]*(1/(3.3*10^9)) * 10^3" office:value-type="float" office:value="4.20130606060606">
            <text:p>4.20130606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797147">
            <text:p>20797147</text:p>
          </table:table-cell>
          <table:table-cell table:formula="of:=[.B4]*(1/(3.3*10^9)) * 10^3" office:value-type="float" office:value="6.30216575757576">
            <text:p>6.302165757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335220">
            <text:p>21335220</text:p>
          </table:table-cell>
          <table:table-cell table:formula="of:=[.B5]*(1/(3.3*10^9)) * 10^3" office:value-type="float" office:value="6.46521818181818">
            <text:p>6.465218181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626632">
            <text:p>20626632</text:p>
          </table:table-cell>
          <table:table-cell table:formula="of:=[.B6]*(1/(3.3*10^9)) * 10^3" office:value-type="float" office:value="6.25049454545455">
            <text:p>6.250494545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378307">
            <text:p>20378307</text:p>
          </table:table-cell>
          <table:table-cell table:formula="of:=[.B7]*(1/(3.3*10^9)) * 10^3" office:value-type="float" office:value="6.17524454545455">
            <text:p>6.175244545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0978165">
            <text:p>20978165</text:p>
          </table:table-cell>
          <table:table-cell table:formula="of:=[.B8]*(1/(3.3*10^9)) * 10^3" office:value-type="float" office:value="6.3570196969697">
            <text:p>6.35701969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826095">
            <text:p>20826095</text:p>
          </table:table-cell>
          <table:table-cell table:formula="of:=[.B9]*(1/(3.3*10^9)) * 10^3" office:value-type="float" office:value="6.31093787878788">
            <text:p>6.3109378788</text:p>
          </table:table-cell>
        </table:table-row>
      </table:table>
      <table:table table:name="Remote Random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 Size (MB)</text:p>
          </table:table-cell>
          <table:table-cell office:value-type="string">
            <text:p>Cycles</text:p>
          </table:table-cell>
          <table:table-cell office:value-type="string">
            <text:p>Time (ms/blk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44979">
            <text:p>23544979</text:p>
          </table:table-cell>
          <table:table-cell table:formula="of:=[.B2]*(1/(3.3*10^9)) * 10^3" office:value-type="float" office:value="7.13484212121212">
            <text:p>7.13484212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68263">
            <text:p>25768263</text:p>
          </table:table-cell>
          <table:table-cell table:formula="of:=[.B3]*(1/(3.3*10^9)) * 10^3" office:value-type="float" office:value="7.80856454545455">
            <text:p>7.80856454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695602">
            <text:p>26695602</text:p>
          </table:table-cell>
          <table:table-cell table:formula="of:=[.B4]*(1/(3.3*10^9)) * 10^3" office:value-type="float" office:value="8.08957636363636">
            <text:p>8.089576363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050490">
            <text:p>31050490</text:p>
          </table:table-cell>
          <table:table-cell table:formula="of:=[.B5]*(1/(3.3*10^9)) * 10^3" office:value-type="float" office:value="9.40923939393939">
            <text:p>9.40923939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4686487">
            <text:p>44686487</text:p>
          </table:table-cell>
          <table:table-cell table:formula="of:=[.B6]*(1/(3.3*10^9)) * 10^3" office:value-type="float" office:value="13.5413596969697">
            <text:p>13.54135969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4629785">
            <text:p>44629785</text:p>
          </table:table-cell>
          <table:table-cell table:formula="of:=[.B7]*(1/(3.3*10^9)) * 10^3" office:value-type="float" office:value="13.5241772727273">
            <text:p>13.524177272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12204">
            <text:p>50612204</text:p>
          </table:table-cell>
          <table:table-cell table:formula="of:=[.B8]*(1/(3.3*10^9)) * 10^3" office:value-type="float" office:value="15.3370315151515">
            <text:p>15.337031515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0786250">
            <text:p>70786250</text:p>
          </table:table-cell>
          <table:table-cell table:formula="of:=[.B9]*(1/(3.3*10^9)) * 10^3" office:value-type="float" office:value="21.4503787878788">
            <text:p>21.45037878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12/15/2014</text:date>, <text:time>21:2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rdon Lin</meta:initial-creator>
    <meta:creation-date>2014-12-15T20:53:51</meta:creation-date>
    <meta:generator>LibreOffice/3.3$Unix LibreOffice_project/330m19$Build-401</meta:generator>
    <dc:date>2014-12-15T21:20:36</dc:date>
    <dc:creator>Gordon Lin</dc:creator>
    <meta:editing-duration>PT26M46S</meta:editing-duration>
    <meta:editing-cycles>1</meta:editing-cycles>
    <meta:document-statistic meta:table-count="4" meta:cell-count="108" meta:object-count="0"/>
  </office:meta>
</office:document-meta>
</file>